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3" svg:font-family="Arial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9007in" style:rel-column-width="27450*"/>
    </style:style>
    <style:style style:name="Table1.B" style:family="table-column">
      <style:table-column-properties style:column-width="4.0243in" style:rel-column-width="38085*"/>
    </style:style>
    <style:style style:name="Table1.A1" style:family="table-cell">
      <style:table-cell-properties fo:padding="0.0382in" fo:border="none"/>
    </style:style>
    <style:style style:name="Table1.A3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6df59" officeooo:paragraph-rsid="0006df59"/>
    </style:style>
    <style:style style:name="P3" style:family="paragraph" style:parent-style-name="Text_20_body">
      <style:text-properties style:font-name="Arial3" fo:font-size="13pt" officeooo:rsid="0018514f" officeooo:paragraph-rsid="001a0562" style:font-size-asian="13pt"/>
    </style:style>
    <style:style style:name="P4" style:family="paragraph" style:parent-style-name="Text_20_body">
      <style:text-properties style:font-name="Arial3" fo:font-size="13pt" officeooo:rsid="0018514f" officeooo:paragraph-rsid="001a8d81" style:font-size-asian="13pt"/>
    </style:style>
    <style:style style:name="P5" style:family="paragraph" style:parent-style-name="Text_20_body">
      <style:text-properties style:font-name="Arial3" fo:font-size="13pt" officeooo:rsid="001a8d81" officeooo:paragraph-rsid="001a8d81" style:font-size-asian="13pt"/>
    </style:style>
    <style:style style:name="P6" style:family="paragraph" style:parent-style-name="Text_20_body">
      <style:text-properties style:font-name="Arial3" fo:font-size="13pt" officeooo:rsid="001ce977" officeooo:paragraph-rsid="001ce977" style:font-size-asian="13pt"/>
    </style:style>
    <style:style style:name="P7" style:family="paragraph" style:parent-style-name="Text_20_body">
      <style:text-properties style:font-name="Arial3" fo:font-size="13pt" officeooo:rsid="0024d69d" officeooo:paragraph-rsid="0024d69d" style:font-size-asian="13pt"/>
    </style:style>
    <style:style style:name="P8" style:family="paragraph" style:parent-style-name="Text_20_body">
      <style:text-properties style:font-name="Arial3" fo:font-size="13pt" fo:font-style="normal" officeooo:rsid="001ff868" officeooo:paragraph-rsid="001ce977" style:font-size-asian="13pt" style:font-style-asian="normal" style:font-style-complex="normal"/>
    </style:style>
    <style:style style:name="P9" style:family="paragraph" style:parent-style-name="Text_20_body">
      <style:text-properties style:font-name="Arial3" fo:font-size="13pt" fo:font-style="normal" officeooo:rsid="001ce977" officeooo:paragraph-rsid="001ce977" style:font-size-asian="13pt" style:font-style-asian="normal" style:font-style-complex="normal"/>
    </style:style>
    <style:style style:name="P10" style:family="paragraph" style:parent-style-name="Text_20_body">
      <style:text-properties officeooo:rsid="001a0562" officeooo:paragraph-rsid="001a0562"/>
    </style:style>
    <style:style style:name="P11" style:family="paragraph" style:parent-style-name="Text_20_body">
      <style:text-properties officeooo:paragraph-rsid="0023b43b"/>
    </style:style>
    <style:style style:name="P12" style:family="paragraph" style:parent-style-name="Text_20_body">
      <style:text-properties style:font-name="Arial" fo:font-size="12pt" officeooo:rsid="0024d69d" officeooo:paragraph-rsid="0024d69d" style:font-size-asian="12pt" style:font-size-complex="12pt"/>
    </style:style>
    <style:style style:name="P13" style:family="paragraph" style:parent-style-name="Text_20_body">
      <style:text-properties officeooo:rsid="002852de" officeooo:paragraph-rsid="002852de"/>
    </style:style>
    <style:style style:name="P14" style:family="paragraph" style:parent-style-name="Text_20_body">
      <style:text-properties officeooo:rsid="0021d1df" officeooo:paragraph-rsid="0021d1df"/>
    </style:style>
    <style:style style:name="P15" style:family="paragraph" style:parent-style-name="Text_20_body">
      <style:text-properties officeooo:rsid="002b384e" officeooo:paragraph-rsid="002b384e"/>
    </style:style>
    <style:style style:name="P16" style:family="paragraph" style:parent-style-name="Text_20_body">
      <style:text-properties officeooo:rsid="002d1d48" officeooo:paragraph-rsid="002dd61f"/>
    </style:style>
    <style:style style:name="P17" style:family="paragraph" style:parent-style-name="Text_20_body">
      <style:text-properties officeooo:rsid="002dd61f" officeooo:paragraph-rsid="002dd61f"/>
    </style:style>
    <style:style style:name="P18" style:family="paragraph" style:parent-style-name="Table_20_Contents">
      <style:text-properties style:font-name="Arial1" officeooo:paragraph-rsid="00088091"/>
    </style:style>
    <style:style style:name="P19" style:family="paragraph" style:parent-style-name="Table_20_Contents">
      <style:text-properties style:font-name="Arial1" officeooo:rsid="00088091" officeooo:paragraph-rsid="00088091"/>
    </style:style>
    <style:style style:name="P20" style:family="paragraph" style:parent-style-name="Table_20_Contents">
      <style:text-properties style:font-name="Arial1" officeooo:paragraph-rsid="00106d50"/>
    </style:style>
    <style:style style:name="P21" style:family="paragraph" style:parent-style-name="Table_20_Contents">
      <style:text-properties style:font-name="Arial1" officeooo:rsid="00106d50" officeooo:paragraph-rsid="00106d50"/>
    </style:style>
    <style:style style:name="P22" style:family="paragraph" style:parent-style-name="Table_20_Contents">
      <style:text-properties style:font-name="Arial1" officeooo:rsid="0006df59" officeooo:paragraph-rsid="0006df59"/>
    </style:style>
    <style:style style:name="P23" style:family="paragraph" style:parent-style-name="Table_20_Contents">
      <style:text-properties style:font-name="Arial1" officeooo:rsid="0017e7d9" officeooo:paragraph-rsid="0017e7d9"/>
    </style:style>
    <style:style style:name="P24" style:family="paragraph" style:parent-style-name="Table_20_Contents">
      <style:text-properties officeooo:paragraph-rsid="0006df59"/>
    </style:style>
    <style:style style:name="P25" style:family="paragraph" style:parent-style-name="Table_20_Contents">
      <style:text-properties officeooo:paragraph-rsid="0017e7d9"/>
    </style:style>
    <style:style style:name="P26" style:family="paragraph" style:parent-style-name="Note_20_Bene">
      <style:paragraph-properties fo:break-before="page"/>
    </style:style>
    <style:style style:name="P27" style:family="paragraph" style:parent-style-name="Caption">
      <style:paragraph-properties fo:break-before="page"/>
      <style:text-properties officeooo:rsid="002b384e" officeooo:paragraph-rsid="002b384e"/>
    </style:style>
    <style:style style:name="P28" style:family="paragraph" style:parent-style-name="Text_20_body">
      <style:paragraph-properties fo:break-before="page"/>
      <style:text-properties style:font-name="Arial3" fo:font-size="13pt" fo:font-style="normal" officeooo:rsid="001ce977" officeooo:paragraph-rsid="001ce977" style:font-size-asian="13pt" style:font-style-asian="normal" style:font-style-complex="normal"/>
    </style:style>
    <style:style style:name="P29" style:family="paragraph" style:parent-style-name="Caption">
      <style:text-properties officeooo:paragraph-rsid="0023b43b"/>
    </style:style>
    <style:style style:name="P30" style:family="paragraph" style:parent-style-name="Caption">
      <style:paragraph-properties fo:margin-top="0in" fo:margin-bottom="0.0799in" style:contextual-spacing="false"/>
    </style:style>
    <style:style style:name="P31" style:family="paragraph" style:parent-style-name="Caption">
      <style:paragraph-properties fo:margin-top="0in" fo:margin-bottom="0.0799in" style:contextual-spacing="false"/>
      <style:text-properties officeooo:rsid="001a8d81" officeooo:paragraph-rsid="001a8d81"/>
    </style:style>
    <style:style style:name="P32" style:family="paragraph" style:parent-style-name="Caption">
      <style:paragraph-properties fo:margin-top="0.0799in" fo:margin-bottom="0in" style:contextual-spacing="false"/>
      <style:text-properties officeooo:paragraph-rsid="001a0562"/>
    </style:style>
    <style:style style:name="P33" style:family="paragraph" style:parent-style-name="Source_20_Code">
      <style:text-properties officeooo:rsid="002852de" officeooo:paragraph-rsid="002852de"/>
    </style:style>
    <style:style style:name="P34" style:family="paragraph" style:parent-style-name="Source_20_Code">
      <style:text-properties officeooo:rsid="002a0965" officeooo:paragraph-rsid="002a0965"/>
    </style:style>
    <style:style style:name="P35" style:family="paragraph" style:parent-style-name="Text_20_body">
      <style:paragraph-properties fo:margin-top="0in" fo:margin-bottom="0in" style:contextual-spacing="false"/>
      <style:text-properties style:font-name="Arial" fo:font-size="12pt" officeooo:rsid="001e2ca3" officeooo:paragraph-rsid="00261ac1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e2ca3" officeooo:paragraph-rsid="00261ac1"/>
    </style:style>
    <style:style style:name="P37" style:family="paragraph" style:parent-style-name="Text_20_body" style:master-page-name="">
      <style:paragraph-properties fo:margin-top="0in" fo:margin-bottom="0in" style:contextual-spacing="false" style:page-number="auto"/>
      <style:text-properties officeooo:rsid="001e2ca3" officeooo:paragraph-rsid="00261ac1"/>
    </style:style>
    <style:style style:name="P38" style:family="paragraph" style:parent-style-name="Heading_20_2" style:list-style-name="">
      <style:text-properties fo:font-style="normal" style:font-style-asian="normal" style:font-style-complex="normal"/>
    </style:style>
    <style:style style:name="P39" style:family="paragraph" style:parent-style-name="Heading_20_2">
      <style:text-properties officeooo:rsid="001a0562" officeooo:paragraph-rsid="001a0562"/>
    </style:style>
    <style:style style:name="P40" style:family="paragraph" style:parent-style-name="Heading_20_2">
      <style:text-properties officeooo:rsid="001a0562" officeooo:paragraph-rsid="00244110"/>
    </style:style>
    <style:style style:name="P41" style:family="paragraph" style:parent-style-name="Heading_20_2">
      <style:text-properties officeooo:rsid="00244110" officeooo:paragraph-rsid="00244110"/>
    </style:style>
    <style:style style:name="P42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43" style:family="paragraph" style:parent-style-name="Heading_20_1">
      <style:text-properties fo:font-size="16pt" officeooo:paragraph-rsid="00170cca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0562" style:font-style-asian="italic" style:font-style-complex="italic"/>
    </style:style>
    <style:style style:name="T3" style:family="text">
      <style:text-properties fo:font-style="italic" officeooo:rsid="001a8d81" style:font-style-asian="italic" style:font-style-complex="italic"/>
    </style:style>
    <style:style style:name="T4" style:family="text">
      <style:text-properties fo:font-style="italic" officeooo:rsid="001ff868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8d81" style:font-style-asian="normal" style:font-style-complex="normal"/>
    </style:style>
    <style:style style:name="T9" style:family="text">
      <style:text-properties fo:font-style="normal" officeooo:rsid="001bd809" style:font-style-asian="normal" style:font-style-complex="normal"/>
    </style:style>
    <style:style style:name="T10" style:family="text">
      <style:text-properties fo:font-style="normal" officeooo:rsid="001ce977" style:font-style-asian="normal" style:font-style-complex="normal"/>
    </style:style>
    <style:style style:name="T11" style:family="text">
      <style:text-properties fo:font-style="normal" officeooo:rsid="001ff868" style:font-style-asian="normal" style:font-style-complex="normal"/>
    </style:style>
    <style:style style:name="T12" style:family="text">
      <style:text-properties fo:font-style="normal" officeooo:rsid="00244110" style:font-style-asian="normal" style:font-style-complex="normal"/>
    </style:style>
    <style:style style:name="T13" style:family="text">
      <style:text-properties fo:font-style="normal" officeooo:rsid="00279b94" style:font-style-asian="normal" style:font-style-complex="normal"/>
    </style:style>
    <style:style style:name="T14" style:family="text">
      <style:text-properties officeooo:rsid="00170cca"/>
    </style:style>
    <style:style style:name="T15" style:family="text">
      <style:text-properties style:font-name="Arial3"/>
    </style:style>
    <style:style style:name="T16" style:family="text">
      <style:text-properties style:font-name="Arial3" fo:font-size="13pt" style:font-size-asian="13pt"/>
    </style:style>
    <style:style style:name="T17" style:family="text">
      <style:text-properties style:font-name="Arial3" fo:font-size="13pt" officeooo:rsid="00170cca" style:font-size-asian="13pt"/>
    </style:style>
    <style:style style:name="T18" style:family="text">
      <style:text-properties style:font-name="Arial3" fo:font-size="13pt" officeooo:rsid="0023b43b" style:font-size-asian="13pt"/>
    </style:style>
    <style:style style:name="T19" style:family="text">
      <style:text-properties style:font-name="Arial3" fo:font-size="13pt" officeooo:rsid="002d1d48" style:font-size-asian="13pt"/>
    </style:style>
    <style:style style:name="T20" style:family="text">
      <style:text-properties style:font-name="Arial3" fo:font-size="10pt" fo:font-weight="bold" officeooo:rsid="00170cca" style:font-size-asian="10pt" style:font-weight-asian="bold" style:font-size-complex="10pt" style:font-weight-complex="bold"/>
    </style:style>
    <style:style style:name="T21" style:family="text">
      <style:text-properties style:font-name="Arial3" fo:font-size="12pt" style:font-size-asian="12pt" style:font-size-complex="12pt"/>
    </style:style>
    <style:style style:name="T22" style:family="text">
      <style:text-properties style:font-name="Arial1" style:text-underline-style="none" officeooo:rsid="0017e7d9"/>
    </style:style>
    <style:style style:name="T23" style:family="text">
      <style:text-properties style:font-name="Arial1" fo:font-style="normal" style:text-underline-style="none" officeooo:rsid="0017e7d9" style:font-style-asian="normal" style:font-style-complex="normal"/>
    </style:style>
    <style:style style:name="T24" style:family="text">
      <style:text-properties style:text-underline-style="none" officeooo:rsid="00106d50"/>
    </style:style>
    <style:style style:name="T25" style:family="text">
      <style:text-properties style:text-underline-style="none" officeooo:rsid="00088091"/>
    </style:style>
    <style:style style:name="T26" style:family="text">
      <style:text-properties officeooo:rsid="001a0562"/>
    </style:style>
    <style:style style:name="T27" style:family="text">
      <style:text-properties officeooo:rsid="001a8d81"/>
    </style:style>
    <style:style style:name="T28" style:family="text">
      <style:text-properties officeooo:rsid="0021d1df"/>
    </style:style>
    <style:style style:name="T29" style:family="text">
      <style:text-properties officeooo:rsid="0023b43b"/>
    </style:style>
    <style:style style:name="T30" style:family="text">
      <style:text-properties fo:font-size="12pt" style:font-size-asian="12pt" style:font-style-asian="normal" style:font-size-complex="12pt" style:font-style-complex="normal"/>
    </style:style>
    <style:style style:name="T31" style:family="text">
      <style:text-properties officeooo:rsid="00244110"/>
    </style:style>
    <style:style style:name="T32" style:family="text">
      <style:text-properties style:font-style-asian="normal" style:font-weight-asian="normal" style:font-style-complex="normal" style:font-weight-complex="normal"/>
    </style:style>
    <style:style style:name="T33" style:family="text">
      <style:text-properties officeooo:rsid="002a0965"/>
    </style:style>
    <style:style style:name="T34" style:family="text">
      <style:text-properties officeooo:rsid="002d1d4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Raspberry Pi LPC1114 I/O Processor<text:line-break/><text:span text:style-name="T14">LEGO</text:span><text:span text:style-name="T15">®</text:span><text:span text:style-name="T14"> Power Functions Remote Control</text:span></text:h>
      <text:p text:style-name="P1">By Philip Munts</text:p>
      <text:p text:style-name="P1">Munts Technologies</text:p>
      <text:p text:style-name="P1"/>
      <text:h text:style-name="Heading_20_2" text:outline-level="2">Introduction</text:h>
      <text:p text:style-name="Text_20_body">In <text:span text:style-name="T3">T</text:span><text:span text:style-name="T1">he MagPi</text:span> issue #1<text:span text:style-name="T14">7</text:span>, I introduced <text:span text:style-name="T14">how to use the LPC1114 analog inputs for sensing the position of an analog joystick</text:span>. <text:s/><text:span text:style-name="T14">In this article I will show how to control LEGO</text:span><text:span text:style-name="T16">® </text:span><text:span text:style-name="T17">Power Function motors with the LPC1114 I/O Processor and how to apply the joystick for controlling a LEGO® RPV (Remotely Piloted Vehicle).</text:span></text:p>
      <text:h text:style-name="Heading_20_2" text:outline-level="2"><text:span text:style-name="T17">LEGO</text:span><text:span text:style-name="T16">®</text:span><text:span text:style-name="T17"> Power Functions Remote Control</text:span></text:h>
      <text:p text:style-name="P4"><text:span text:style-name="T2">LEGO® Power Functions</text:span><text:span text:style-name="T26"> is a system of motors and sensors for the LEGO® system. <text:s/>They can be used with either the traditional LEGO® blocks, or with the newer Technics mechanical components. <text:s/>The motors and sensors can be purchased separately, or as part of a set, such as the LEGO® City train set #7938.</text:span></text:p>
      <text:p text:style-name="P32"><draw:frame draw:style-name="fr1" draw:name="Image1" text:anchor-type="paragraph" svg:width="4in" svg:height="2.5701in" draw:z-index="1"><draw:image xlink:href="../Fig1_PowerFunctions.jpg" xlink:type="simple" xlink:show="embed" xlink:actuate="onLoad" draw:filter-name="&lt;All formats&gt;"/></draw:frame>Figure 1 – <text:span text:style-name="T26">Some </text:span>LEGO<text:span text:style-name="T20">®</text:span> Power Functions Components</text:p>
      <text:p text:style-name="P31">Left to right: Motors, IR Receiver, Battery Box</text:p>
      <text:p text:style-name="P3"><text:span text:style-name="T27">T</text:span>he<text:span text:style-name="T7"> Remote Control IR Receiver </text:span><text:span text:style-name="T8">#8884</text:span><text:span text:style-name="T7"> </text:span><text:span text:style-name="T8">decodes infrared remote control messages in a special coding and sets the speed or position of up to two motors. <text:s/>The receiver is designed to work with the Remote Control #8879. <text:s/>We will be synthesizing the infrared messages with firmware in the LPC1114 I/O Processor to control the IR receiver from the Raspberry Pi instead.</text:span></text:p>
      <text:h text:style-name="P38" text:outline-level="2"/>
      <text:h text:style-name="P42" text:outline-level="2">Infrared Protocol</text:h>
      <text:p text:style-name="P5"><text:span text:style-name="T7">The IR receiver expects a fairly complex protocol. <text:s/>Fortunately LEGO has published the protocol specification, which can be downloaded from the web page for the #8884 IR receiver. <text:s/></text:span><text:span text:style-name="T9">I have added a service to the LPC1114 SPI Agent Firmware that </text:span><text:span text:style-name="T10">encodes messages for the IR receiver.</text:span></text:p>
      <text:p text:style-name="P7"><text:span text:style-name="T10">S</text:span><text:span text:style-name="T7">etting up to generate LEGO Power Functions RC messages is easy. <text:s/>First, configure one of the LPC1114 GPIO pins as an output, with the </text:span><text:span text:style-name="Identifier"><text:span text:style-name="T30">SPIAGENT_CMD_CONFIGURE_GPIO_OUTPUT</text:span></text:span><text:span text:style-name="T7"> service. <text:s/>Be sure to initialize the output state to </text:span><text:span text:style-name="Identifier"><text:span text:style-name="T30">OFF</text:span></text:span><text:span text:style-name="T7"> by setting the </text:span><text:span text:style-name="Identifier"><text:span text:style-name="T30">data</text:span></text:span><text:span text:style-name="T7"> field to zero.</text:span></text:p>
      <text:p text:style-name="P12"><text:span text:style-name="T7">Next, generate a message with the </text:span><text:span text:style-name="Identifier"><text:span text:style-name="T32">SPIAGENT_CMD_PUT_LEGORC</text:span></text:span><text:span text:style-name="T6"> service. <text:s/>The data field must be loaded with parameters encoded as follows:</text:span></text:p>
      <text:p text:style-name="P37"><text:span text:style-name="Identifier">Bits 0-7</text:span><text:tab/><text:tab/>Speed:<text:tab/><text:span text:style-name="Identifier">0-7</text:span></text:p>
      <text:p text:style-name="P36"><text:span text:style-name="Identifier">Bits 8-15</text:span><text:tab/><text:tab/>Direction:<text:tab/><text:span text:style-name="Identifier">0</text:span>=Reverse <text:span text:style-name="Identifier">1</text:span>=Forward</text:p>
      <text:p text:style-name="P36"><text:span text:style-name="Identifier">Bits 16-23</text:span><text:tab/>Motor:<text:tab/><text:tab/><text:span text:style-name="Identifier">0</text:span>=All stop, <text:span text:style-name="Identifier">1</text:span>=Motor A, <text:span text:style-name="Identifier">2</text:span>=Motor B</text:p>
      <text:p text:style-name="P35"><text:span text:style-name="Identifier">Bits 24-31</text:span><text:tab/>Channel:<text:tab/><text:span text:style-name="Identifier">1-4</text:span></text:p>
      <text:p text:style-name="P35"><text:span text:style-name="Identifier"/></text:p>
      <text:p text:style-name="P12"><text:span text:style-name="T6">See the </text:span><text:span text:style-name="T5">LPC1114 I/O Processor Expansion Board User Guide</text:span><text:span text:style-name="T6"> (</text:span><text:a xlink:type="simple" xlink:href="http://munts.com/rpi-lpc1114/doc/UserGuide.pdf"><text:span text:style-name="T6">http://munts.com/rpi-lpc1114/doc/UserGuide.pdf</text:span></text:a><text:span text:style-name="T6">) for more information about the SPI Agent Firmware API (Application Programming Interface). <text:s/>The available services are described in detail there.</text:span></text:p>
      <text:h text:style-name="Heading_20_2" text:outline-level="2"><text:span text:style-name="T10">I</text:span><text:span text:style-name="T7">nfrared Emitter Circuit</text:span></text:h>
      <text:p text:style-name="P6"><text:span text:style-name="T7">To transmit commands to the IR receiver, you will need to drive an infrared LED (</text:span><text:span text:style-name="T12">more properly:</text:span><text:span text:style-name="T7"> infrared emitter) from one of the LPC1114 GPIO pins. <text:s/>The GPIO pins can only supply 4 mA of current, which is too little to drive an infrared emitter efficiently. <text:s/>infrared emitters can commonly be driven at 100 mA or more. <text:s/>In order to boost the output current we will use the ULN2003A, a current driver IC that has been around for many years but is still highly useful for this purpose.</text:span></text:p>
      <text:p text:style-name="P6"><text:span text:style-name="T7">The ULN2003A contains 7 amplifiers, or current boosters, each of which can sink 500 mA continuously, or even more for short pulses. <text:s/></text:span><text:span text:style-name="T11">Since the ULN2003A is a </text:span><text:span text:style-name="T4">current sink</text:span><text:span text:style-name="T11"> (pull to ground) device, the cathode (minus) pin of the infrared emitter is connected to the ULN2003A output through a current limiting resistor, and the anode (plus) pin is connected to +5V. <text:s/>(Do not attempt to connect the infrared emitter to +3.3V; the voltage regulator on the Raspberry Pi cannot supply enough current.) <text:s/></text:span><text:span text:style-name="T13">See Figure 2 for the infrared emitter circuit.</text:span></text:p>
      <text:p text:style-name="P8"/>
      <text:p text:style-name="P28"><draw:frame draw:style-name="fr2" draw:name="Object1" text:anchor-type="paragraph" svg:x="1.9299in" svg:y="0.0181in" svg:width="2.7146in" svg:height="1.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h text:style-name="P39" text:outline-level="2"/>
      <text:p text:style-name="P30"/>
      <text:p text:style-name="P30">Figure 2 – infrared emitter Connection</text:p>
      <text:p text:style-name="P14">A wide variety of infrared emitters are available, at either 850 or 940 nm wavelengths. <text:s/>Both wavelengths seem to work with the #8884 IR Receiver, but I infer from the color of the filter that it may be optimized for 940 nm. <text:s/>Figure 3 shows a couple of emitters I tried.</text:p>
      <text:p text:style-name="P29"><draw:frame draw:style-name="fr1" draw:name="Image2" text:anchor-type="paragraph" svg:width="3in" svg:height="1.6902in" draw:z-index="2"><draw:image xlink:href="../Fig3_Emitters.jpg" xlink:type="simple" xlink:show="embed" xlink:actuate="onLoad" draw:filter-name="&lt;All formats&gt;"/></draw:frame>Figure 3 – Infrared Emitters – Top: SFH4545, Bottom: SFH4233</text:p>
      <text:p text:style-name="P11"><text:span text:style-name="T28">The SFH4545 (Digi-Key part number </text:span>475-2919-ND<text:span text:style-name="T28">) is a 940 nm emitter rated at 100 mA current (pulse), and is representative of what you will find at Radio Shack or other hobbyist sources. <text:s/>This class of device should have a 33 </text:span><text:span text:style-name="T21">Ω</text:span><text:span text:style-name="T16"> </text:span><text:span text:style-name="T18">current limiting resistor.</text:span></text:p>
      <text:p text:style-name="P11"><text:span text:style-name="T28">The SFH4233 (Digi-Key part number </text:span>475-2910-1-ND<text:span text:style-name="T29">) is a very high power 940 nm emitter rated at 1 A current (pulse). <text:s/>This device should have a 3.3 </text:span><text:span text:style-name="T21">Ω</text:span><text:span text:style-name="T16"> </text:span><text:span text:style-name="T18">current limiting resistor.</text:span></text:p>
      <text:p text:style-name="Note_20_Bene"><text:span text:style-name="T29">Warning: <text:s/>The combination of the ULN2003A, SFH4233, and 3.3 </text:span><text:span text:style-name="T21">Ω</text:span><text:span text:style-name="T16"> </text:span><text:span text:style-name="T18">resistor are capable of generating serious heat if the GPIO pin is left in the ON state. <text:s/>They are capable of melting a solderless breadboard! </text:span><text:span text:style-name="T19">(Examine the top of Figure 5 below closely for an example...)</text:span></text:p>
      <text:h text:style-name="P41" text:outline-level="2">Python3 Test Program</text:h>
      <text:p text:style-name="P13">Once the hardware is put together, you can test your setup with the Python3 test program <text:span text:style-name="Identifier">test_legorc.py</text:span>. <text:s/>It accepts an optional host name parameter, and then 4 numbers (channel, motor, direction, speed). <text:s/>If the motor, direction, and speed are all zero, a panic stop is issued (both motors are stopped immediately).</text:p>
      <text:p text:style-name="Note_20_Bene"/>
      <text:p text:style-name="P26"><text:span text:style-name="T33">Example: </text:span>Show program usage:</text:p>
      <text:p text:style-name="Source_20_Code">./test_legorc.py</text:p>
      <text:p text:style-name="Source_20_Code"/>
      <text:p text:style-name="Source_20_Code">Raspberry Pi LPC1114 I/O Processor Expansion Board LEGO Power Functions RC Test</text:p>
      <text:p text:style-name="Source_20_Code"/>
      <text:p text:style-name="Source_20_Code">Usage: ./test_legorc.py [hostname] &lt;channel:1-4&gt; &lt;motor:0-2&gt; &lt;forward:0-1&gt; &lt;speed:0-7&gt;</text:p>
      <text:p text:style-name="Source_20_Code"/>
      <text:p text:style-name="Note_20_Bene">Example: Channel 1, motor 1, forward, speed 1:</text:p>
      <text:p text:style-name="P33">./test_legorc.py localhost 1 1 1 1</text:p>
      <text:p text:style-name="Source_20_Code"/>
      <text:p text:style-name="Note_20_Bene">Example: Panic Stop</text:p>
      <text:p text:style-name="P34">./test_legorc.py localhost 1 0 0 0</text:p>
      <text:p text:style-name="P34"/>
      <text:h text:style-name="P40" text:outline-level="2"><text:span text:style-name="T31">Python3 </text:span>Remotely Piloted Vehicle</text:h>
      <text:p text:style-name="P10">For experimentation my son and I constructed a skid steer remote vehicle and wrote a Python program to control it using the analog joystick. <text:s/><text:span text:style-name="T31">A skid steer vehicle has independent motors driving wheels or tracks on either side of the vehicle. <text:s/>Steering is accomplished by driving each side at a different speed and/or direction. <text:s/>See Figure 4.</text:span></text:p>
      <text:p text:style-name="Caption"><draw:frame draw:style-name="fr1" draw:name="Image3" text:anchor-type="paragraph" svg:width="4in" svg:height="3.0201in" draw:z-index="3"><draw:image xlink:href="../Fig4_Python_RPV.jpg" xlink:type="simple" xlink:show="embed" xlink:actuate="onLoad" draw:filter-name="&lt;All formats&gt;"/></draw:frame>Figure <text:span text:style-name="T34">4</text:span> – Python3 Remotely Piloted Vehicle</text:p>
      <text:p text:style-name="P15">The <text:span text:style-name="T34">Python3</text:span> RPV program <text:span text:style-name="Identifier"><text:span text:style-name="T34">test_legorc_rpv.py</text:span></text:span><text:span text:style-name="T34"> </text:span>uses the analog joystick setup from the previous installment in <text:span text:style-name="T1">The MagPi #17</text:span>. <text:s/>The ULN2003A and the SFH4233 infrared emitter have been added to the breadboard. <text:s/>See Figure 4.</text:p>
      <text:p text:style-name="P17">Unlike <text:span text:style-name="Identifier">test_legorc.py</text:span>, which calls C functions in <text:span text:style-name="Identifier">libspiagent.so</text:span>, <text:span text:style-name="Identifier">test_legorc_rpv.py</text:span> uses XML-RPC. <text:s/>This simplifies the Python code somewhat.</text:p>
      <text:p text:style-name="P27"><draw:frame draw:style-name="fr1" draw:name="Image4" text:anchor-type="paragraph" svg:width="3in" svg:height="3.2598in" draw:z-index="4"><draw:image xlink:href="../Fig5_Hookup.jpg" xlink:type="simple" xlink:show="embed" xlink:actuate="onLoad" draw:filter-name="&lt;All formats&gt;"/></draw:frame>Figure <text:span text:style-name="T34">5</text:span> – Joystick and IR Emitter Hookup</text:p>
      <text:p text:style-name="P16">Implementing skid steering in software from a single joystick proved tricky. <text:s/>A certain amount of heuristics (fudge factors) were required.</text:p>
      <text:p text:style-name="P17">Useable range for the IR remote control system will vary depending upon the ambient environment and the placement of the infrared emitter. <text:s/>In my office, with a low white ceiling, and using the high power SFH4233, range and coverage are very good as the IR reflects well off the ceiling. <text:s/>At the Helsingborg Raspberry Jam, in an office building foyer with very high ceilings that were dull gray, range was only a few meters with reflected signal. <text:s/>In such circumstances, placing the emitter for line of sight communications instead of relying on reflections would help.</text:p>
      <text:h text:style-name="Heading_20_2" text:outline-level="2">Link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LPC1114 I/O Processor <text:span text:style-name="T31">Expansion Board </text:span>support info, including how to buy one:</text:p>
          </table:table-cell>
          <table:table-cell table:style-name="Table1.A1" office:value-type="string">
            <text:p text:style-name="P20"><text:a xlink:type="simple" xlink:href="http://munts.com/rpi-lpc1114"><text:span text:style-name="T24">http://munts.com/rpi-lpc1114</text:span></text:a></text:p>
            <text:p text:style-name="P21"/>
          </table:table-cell>
        </table:table-row>
        <table:table-row>
          <table:table-cell table:style-name="Table1.A1" office:value-type="string">
            <text:p text:style-name="P23">LEGO<text:span text:style-name="T17">®</text:span> Power Functions <text:span text:style-name="T26">home:</text:span></text:p>
          </table:table-cell>
          <table:table-cell table:style-name="Table1.A1" office:value-type="string">
            <text:p text:style-name="P25"><text:a xlink:type="simple" xlink:href="http://powerfunctions.lego.com/"><text:span text:style-name="T22">http://powerfunctions.lego.com</text:span></text:a></text:p>
          </table:table-cell>
        </table:table-row>
        <table:table-row>
          <table:table-cell table:style-name="Table1.A3" office:value-type="string">
            <text:p text:style-name="P23">ULN2003 datasheet:</text:p>
          </table:table-cell>
          <table:table-cell table:style-name="Table1.A1" office:value-type="string">
            <text:p text:style-name="P24"><text:a xlink:type="simple" xlink:href="http://www.ti.com/lit/ds/symlink/uln2003a.pdf‎"><text:span text:style-name="Citation"><text:span text:style-name="T23">http://www.ti.com/lit/ds/symlink/uln2003a.pdf‎</text:span></text:span></text:a></text:p>
          </table:table-cell>
        </table:table-row>
        <table:table-row>
          <table:table-cell table:style-name="Table1.A3" office:value-type="string">
            <text:p text:style-name="P19">Parallax 2-axis joystick information:</text:p>
          </table:table-cell>
          <table:table-cell table:style-name="Table1.A1" office:value-type="string">
            <text:p text:style-name="P18"><text:a xlink:type="simple" xlink:href="http://learn.parallax.com/KickStart/27800"><text:span text:style-name="T25">http://learn.parallax.com/KickStart/27800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3" svg:font-family="Arial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701in" style:contextual-spacing="false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2" fo:font-family="Arial" style:font-style-name="Bold" style:font-family-generic="swiss" style:font-pitch="variable" fo:font-size="10pt" fo:font-style="normal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701in" style:contextual-spacing="false" fo:text-align="center" style:justify-single-word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1701in" style:contextual-spacing="false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Code" style:display-name="Source Code" style:family="paragraph" style:parent-style-name="Subtitle">
      <style:paragraph-properties fo:margin-top="0in" fo:margin-bottom="0in" style:contextual-spacing="false" fo:text-align="start" style:justify-single-word="false"/>
      <style:text-properties style:font-name="Courier New" fo:font-family="'Courier New'" style:font-style-name="Regular" style:font-family-generic="modern" style:font-pitch="fixed" fo:font-size="12pt" fo:font-style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ntitled1" style:family="paragraph" style:parent-style-name="Numbering_20_1_20_Cont."/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ote_20_Bene" style:display-name="Note Bene" style:family="paragraph" style:parent-style-name="Text_20_body">
      <style:text-properties fo:font-style="italic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dentifier" style:family="text" style:parent-style-name="Example">
      <style:text-properties fo:font-style="italic" fo:font-weight="bold"/>
    </style:style>
    <style:style style:name="Exampl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18:43:34.27</meta:creation-date>
    <dc:date>2014-02-17T18:48:06.998000000</dc:date>
    <meta:editing-duration>PT10H36M4S</meta:editing-duration>
    <meta:editing-cycles>37</meta:editing-cycles>
    <meta:generator>LibreOffice/4.2.0.4$Windows_x86 LibreOffice_project/05dceb5d363845f2cf968344d7adab8dcfb2ba71</meta:generator>
    <meta:document-statistic meta:table-count="1" meta:image-count="4" meta:object-count="1" meta:page-count="5" meta:paragraph-count="55" meta:word-count="1099" meta:character-count="6918" meta:non-whitespace-character-count="58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hell Dlg 2" svg:font-family="'MS Shell Dlg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397cm" draw:transform="skewX (-0.00139626340159546) rotate (1.5707963267949) translate (3.554cm 2.51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54cm" svg:y1="1.889cm" svg:x2="2.651cm" svg:y2="1.889cm">
          <text:p/>
        </draw:line>
        <draw:custom-shape draw:style-name="gr3" draw:text-style-name="P1" draw:layer="layout" svg:width="0.762cm" svg:height="0.254cm" svg:x="5.333cm" svg:y="1.7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15cm" svg:height="0.489cm" svg:x="5.206cm" svg:y="1.644cm">
          <draw:text-box>
            <text:p text:style-name="P2"><text:span text:style-name="T1">3.3 </text:span><text:span text:style-name="T2">Ω</text:span></text:p>
          </draw:text-box>
        </draw:frame>
        <draw:frame draw:style-name="gr5" draw:text-style-name="P2" draw:layer="layout" svg:width="1.539cm" svg:height="0.508cm" svg:x="3.413cm" svg:y="1.625cm">
          <draw:text-box>
            <text:p text:style-name="P2"><text:span text:style-name="T1">ULN2003A</text:span></text:p>
          </draw:text-box>
        </draw:frame>
        <draw:frame draw:style-name="gr4" draw:text-style-name="P3" draw:layer="layout" svg:width="0.659cm" svg:height="0.569cm" svg:x="2.905cm" svg:y="1.371cm">
          <draw:text-box>
            <text:p text:style-name="P3"><text:span text:style-name="T3">1</text:span></text:p>
          </draw:text-box>
        </draw:frame>
        <draw:line draw:style-name="gr2" draw:text-style-name="P1" draw:layer="layout" svg:x1="4.063cm" svg:y1="2.26cm" svg:x2="4.063cm" svg:y2="2.895cm">
          <text:p/>
        </draw:line>
        <draw:line draw:style-name="gr2" draw:text-style-name="P1" draw:layer="layout" svg:x1="4.952cm" svg:y1="1.879cm" svg:x2="5.333cm" svg:y2="1.879cm">
          <text:p/>
        </draw:line>
        <draw:frame draw:style-name="gr4" draw:text-style-name="P4" draw:layer="layout" svg:width="1.285cm" svg:height="0.645cm" svg:x="3.428cm" svg:y="2.768cm">
          <draw:text-box>
            <text:p text:style-name="P4"><text:span text:style-name="T4">GND</text:span></text:p>
          </draw:text-box>
        </draw:frame>
        <draw:frame draw:style-name="gr4" draw:text-style-name="P4" draw:layer="layout" svg:width="1.577cm" svg:height="0.645cm" svg:x="1.254cm" svg:y="1.574cm">
          <draw:text-box>
            <text:p text:style-name="P4"><text:span text:style-name="T4">GPIO7</text:span></text:p>
          </draw:text-box>
        </draw:frame>
        <draw:frame draw:style-name="gr4" draw:text-style-name="P3" draw:layer="layout" svg:width="0.815cm" svg:height="0.569cm" svg:x="4.645cm" svg:y="1.371cm">
          <draw:text-box>
            <text:p text:style-name="P3"><text:span text:style-name="T3">16</text:span></text:p>
          </draw:text-box>
        </draw:frame>
        <draw:frame draw:style-name="gr4" draw:text-style-name="P3" draw:layer="layout" svg:width="0.659cm" svg:height="0.569cm" svg:x="3.936cm" svg:y="2.072cm">
          <draw:text-box>
            <text:p text:style-name="P3"><text:span text:style-name="T3">8</text:span></text:p>
          </draw:text-box>
        </draw:frame>
        <draw:line draw:style-name="gr2" draw:text-style-name="P1" draw:layer="layout" svg:x1="6.476cm" svg:y1="1.625cm" svg:x2="6.476cm" svg:y2="2.133cm">
          <text:p/>
        </draw:line>
        <draw:line draw:style-name="gr2" draw:text-style-name="P1" draw:layer="layout" svg:x1="6.095cm" svg:y1="1.879cm" svg:x2="6.476cm" svg:y2="1.879cm">
          <text:p/>
        </draw:line>
        <draw:line draw:style-name="gr2" draw:text-style-name="P1" draw:layer="layout" svg:x1="6.476cm" svg:y1="1.879cm" svg:x2="6.857cm" svg:y2="1.625cm">
          <text:p/>
        </draw:line>
        <draw:line draw:style-name="gr2" draw:text-style-name="P1" draw:layer="layout" svg:x1="6.476cm" svg:y1="1.879cm" svg:x2="6.857cm" svg:y2="2.133cm">
          <text:p/>
        </draw:line>
        <draw:line draw:style-name="gr2" draw:text-style-name="P1" draw:layer="layout" svg:x1="6.857cm" svg:y1="2.133cm" svg:x2="6.857cm" svg:y2="1.625cm">
          <text:p/>
        </draw:line>
        <draw:line draw:style-name="gr2" draw:text-style-name="P1" draw:layer="layout" svg:x1="6.857cm" svg:y1="1.879cm" svg:x2="7.238cm" svg:y2="1.879cm">
          <text:p/>
        </draw:line>
        <draw:frame draw:style-name="gr4" draw:text-style-name="P4" draw:layer="layout" svg:width="1.133cm" svg:height="0.645cm" svg:x="7.106cm" svg:y="1.508cm">
          <draw:text-box>
            <text:p text:style-name="P4"><text:span text:style-name="T4">+5V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hell Dlg 2" svg:font-family="'MS Shell Dlg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